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cc5" officeooo:paragraph-rsid="00047cc5"/>
    </style:style>
    <style:style style:name="P2" style:family="paragraph" style:parent-style-name="Standard">
      <style:paragraph-properties fo:text-align="start" style:justify-single-word="false"/>
      <style:text-properties officeooo:rsid="00047cc5" officeooo:paragraph-rsid="00047cc5"/>
    </style:style>
    <style:style style:name="P3" style:family="paragraph" style:parent-style-name="Standard">
      <style:paragraph-properties fo:text-align="start" style:justify-single-word="false"/>
      <style:text-properties officeooo:rsid="0007840c" officeooo:paragraph-rsid="0007840c"/>
    </style:style>
    <style:style style:name="P4" style:family="paragraph" style:parent-style-name="Preformatted_20_Text">
      <style:paragraph-properties fo:text-align="start" style:justify-single-word="false"/>
      <style:text-properties officeooo:rsid="0007840c" officeooo:paragraph-rsid="0007840c"/>
    </style:style>
    <style:style style:name="P5" style:family="paragraph" style:parent-style-name="Standard">
      <style:paragraph-properties fo:text-align="start" style:justify-single-word="false"/>
      <style:text-properties officeooo:paragraph-rsid="0007840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47cc5" officeooo:paragraph-rsid="00047cc5"/>
    </style:style>
    <style:style style:name="P7" style:family="paragraph" style:parent-style-name="Standard">
      <style:paragraph-properties fo:text-align="start" style:justify-single-word="false"/>
      <style:text-properties officeooo:rsid="0007840c" officeooo:paragraph-rsid="0007840c"/>
    </style:style>
    <style:style style:name="P8" style:family="paragraph" style:parent-style-name="Standard">
      <style:paragraph-properties fo:text-align="start" style:justify-single-word="false"/>
      <style:text-properties officeooo:rsid="0010f2aa" officeooo:paragraph-rsid="0010f2aa"/>
    </style:style>
    <style:style style:name="T1" style:family="text">
      <style:text-properties officeooo:rsid="00061ce7"/>
    </style:style>
    <style:style style:name="T2" style:family="text">
      <style:text-properties officeooo:rsid="0007840c"/>
    </style:style>
    <style:style style:name="T3" style:family="text">
      <style:text-properties fo:color="#bfc7d5" loext:opacity="100%" fo:background-color="#292d3e" loext:char-shading-value="0"/>
    </style:style>
    <style:style style:name="T4" style:family="text">
      <style:text-properties fo:color="#82aaff" loext:opacity="100%" fo:background-color="#292d3e" loext:char-shading-value="0"/>
    </style:style>
    <style:style style:name="T5" style:family="text">
      <style:text-properties officeooo:rsid="0012896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hn Lewis Learning Path + Projects</text:p>
      <text:p text:style-name="P1"/>
      <text:p text:style-name="P1"/>
      <text:p text:style-name="P2">Learning: FreeCodeCamp.org <text:s/><text:a xlink:type="simple" xlink:href="mailto:johnmorganlewis@gmx.com" text:style-name="Internet_20_link" text:visited-style-name="Visited_20_Internet_20_Link">johnmorganlewis@gmx.com</text:a></text:p>
      <text:p text:style-name="P2">Youtube vids: Node.js: <text:a xlink:type="simple" xlink:href="https://www.youtube.com/watch?v=Oe421EPjeBE" text:style-name="Internet_20_link" text:visited-style-name="Visited_20_Internet_20_Link">https://www.youtube.com/watch?v=Oe421EPjeBE</text:a> </text:p>
      <text:p text:style-name="P2"/>
      <text:p text:style-name="P2"/>
      <text:p text:style-name="P2"/>
      <text:p text:style-name="P2">Projects</text:p>
      <text:list xml:id="list2567849260" text:style-name="L1">
        <text:list-item>
          <text:p text:style-name="P6">DYT Tutoring</text:p>
        </text:list-item>
        <text:list-item>
          <text:p text:style-name="P6">GoTopMusic.com <text:s/></text:p>
          <text:list>
            <text:list-item>
              <text:p text:style-name="P6">(embed youtube videos, offer commenting,( tied to google authentication),</text:p>
            </text:list-item>
            <text:list-item>
              <text:p text:style-name="P6">Scrape youtube to embed new and top videos<text:span text:style-name="T1">)</text:span></text:p>
            </text:list-item>
          </text:list>
        </text:list-item>
      </text:list>
      <text:p text:style-name="P2"/>
      <text:p text:style-name="P2"/>
      <text:p text:style-name="P5"><text:span text:style-name="T2">TO kill a process </text:span><text:span text:style-name="Source_20_Text">kill $(lsof -t -i:8080)</text:span></text:p>
      <text:p text:style-name="P3"/>
      <text:p text:style-name="P3"/>
      <text:p text:style-name="P3"/>
      <text:p text:style-name="P4"><text:span text:style-name="Source_20_Text"><text:span text:style-name="T3">php artisan make:model </text:span></text:span><text:span text:style-name="Source_20_Text"><text:span text:style-name="T4">-mrc</text:span></text:span><text:span text:style-name="Source_20_Text"><text:span text:style-name="T3"> Chirp</text:span></text:span></text:p>
      <text:p text:style-name="P3">php artisan make:notification NewChirp</text:p>
      <text:p text:style-name="P3">php artisan make:event ChirpCreated</text:p>
      <text:p text:style-name="P3"/>
      <text:p text:style-name="P8">connect to phpomyadnmin:<text:span text:style-name="T5">l</text:span>ocalhost:8080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03:16:25.029481921</meta:creation-date>
    <dc:date>2023-08-17T13:40:08.659808108</dc:date>
    <meta:editing-duration>P5DT23H56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62" meta:character-count="498" meta:non-whitespace-character-count="449"/>
  </office:meta>
</office:document-meta>
</file>